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text-properties fo:font-size="8pt" style:font-size-asian="8pt" style:font-size-complex="8pt"/>
    </style:style>
    <style:style style:name="P2" style:family="paragraph" style:parent-style-name="Preformatted_20_Text">
      <style:paragraph-properties fo:margin-left="-0.573cm" fo:margin-right="0cm" fo:text-indent="0cm" style:auto-text-indent="false"/>
    </style:style>
    <style:style style:name="P3" style:family="paragraph" style:parent-style-name="Preformatted_20_Text">
      <style:paragraph-properties fo:margin-left="0cm" fo:margin-right="0cm" fo:text-indent="0cm" style:auto-text-indent="fals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style:style style:name="Sect2" style:family="section">
      <style:section-properties text:dont-balance-text-columns="false" fo:margin-left="0cm" fo:margin-right="-0.683cm" style:editable="false">
        <style:columns fo:column-count="3">
          <style:column style:rel-width="1606*" fo:start-indent="0cm" fo:end-indent="0cm"/>
          <style:column style:rel-width="1606*" fo:start-indent="0cm" fo:end-indent="0cm"/>
          <style:column style:rel-width="1800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cm">
          <style:column style:rel-width="3212*" fo:start-indent="0cm" fo:end-indent="0cm"/>
          <style:column style:rel-width="3212*" fo:start-indent="0cm" fo:end-indent="0cm"/>
          <style:column style:rel-width="3214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section text:style-name="Sect2" text:name="Section2">
          <text:p text:style-name="P2"/>
        </text:section>
      </text:section>
      <text:p text:style-name="P3">Проанализируем данные при заполненности на 95%. Сравним данные при разном размере массива.</text:p>
      <text:p text:style-name="Preformatted_20_Text"/>
      <text:p text:style-name="Preformatted_20_Text"/>
      <text:section text:style-name="Sect3" text:name="Section3">
        <text:p text:style-name="P1">[[ext,</text:p>
        <text:p text:style-name="P1"><text:s text:c="2"/>[{0.95,</text:p>
        <text:p text:style-name="P1"><text:s text:c="4"/>{size,10},</text:p>
        <text:p text:style-name="P1"><text:s text:c="4"/>{real_count,10},</text:p>
        <text:p text:style-name="P1"><text:s text:c="4"/>{miss,1.0},</text:p>
        <text:p text:style-name="P1"><text:s text:c="4"/>{in,1.3},</text:p>
        <text:p text:style-name="P1"><text:s text:c="4"/>{all,1.1578947368421053}},</text:p>
        <text:p text:style-name="P1"><text:s text:c="3"/>{0.95,</text:p>
        <text:p text:style-name="P1"><text:s text:c="4"/>{size,100},</text:p>
        <text:p text:style-name="P1"><text:s text:c="4"/>{real_count,95},</text:p>
        <text:p text:style-name="P1"><text:s text:c="4"/>{miss,2.836734693877551},</text:p>
        <text:p text:style-name="P1"><text:s text:c="4"/>{in,2.642105263157895},</text:p>
        <text:p text:style-name="P1"><text:s text:c="4"/>{all,2.7409326424870466}},</text:p>
        <text:p text:style-name="P1"><text:s text:c="3"/>{0.95,</text:p>
        <text:p text:style-name="P1"><text:s text:c="4"/>{size,500},</text:p>
        <text:p text:style-name="P1"><text:s text:c="4"/>{real_count,475},</text:p>
        <text:p text:style-name="P1"><text:s text:c="4"/>{miss,22.513447432762835},</text:p>
        <text:p text:style-name="P1"><text:s text:c="4"/>{in,12.111578947368422},</text:p>
        <text:p text:style-name="P1"><text:s text:c="4"/>{all,16.92420814479638}},</text:p>
        <text:p text:style-name="P1"><text:s text:c="3"/>{0.95,</text:p>
        <text:p text:style-name="P1"><text:s text:c="4"/>{size,1000},</text:p>
        <text:p text:style-name="P1"><text:s text:c="4"/>{real_count,950},</text:p>
        <text:p text:style-name="P1"><text:s text:c="4"/>{miss,24.262593783494104},</text:p>
        <text:p text:style-name="P1"><text:s text:c="4"/>{in,13.16736842105263},</text:p>
        <text:p text:style-name="P1"><text:s text:c="4"/>{all,18.664896441848114}},</text:p>
        <text:p text:style-name="P1"><text:s text:c="3"/>{0.95,</text:p>
        <text:p text:style-name="P1"><text:s text:c="4"/>{size,5000},</text:p>
        <text:p text:style-name="P1"><text:s text:c="4"/>{real_count,4750},</text:p>
        <text:p text:style-name="P1"><text:s text:c="4"/>{miss,195.9396732299958},</text:p>
        <text:p text:style-name="P1"><text:s text:c="4"/>{in,97.80526315789474},</text:p>
        <text:p text:style-name="P1"><text:s text:c="4"/>{all,146.99611507769845}},</text:p>
        <text:p text:style-name="P1"><text:s text:c="3"/>{0.95,</text:p>
        <text:p text:style-name="P1"><text:s text:c="4"/>{size,10000},</text:p>
        <text:p text:style-name="P1"><text:s text:c="4"/>{real_count,9500},</text:p>
        <text:p text:style-name="P1"><text:s text:c="4"/>{miss,212.69757763312347},</text:p>
        <text:p text:style-name="P1"><text:s text:c="4"/>{in,108.23894736842105},</text:p>
        <text:p text:style-name="P1"><text:s text:c="4"/>{all,160.11122886969423}}]],</text:p>
        <text:p text:style-name="P1"><text:s/>[int_linear, </text:p>
        <text:p text:style-name="P1"><text:s text:c="2"/>[{0.95,</text:p>
        <text:p text:style-name="P1"><text:s text:c="4"/>{size,10},</text:p>
        <text:p text:style-name="P1"><text:s text:c="4"/>{real_count,10},</text:p>
        <text:p text:style-name="P1"><text:s text:c="4"/>{miss,10.0},</text:p>
        <text:p text:style-name="P1"><text:s text:c="4"/>{in,1.1}, </text:p>
        <text:p text:style-name="P1"><text:s text:c="4"/>{all,5.55}},</text:p>
        <text:p text:style-name="P1"><text:s text:c="3"/>{0.95,</text:p>
        <text:p text:style-name="P1"><text:s text:c="4"/>{size,100},</text:p>
        <text:p text:style-name="P1"><text:s text:c="4"/>{real_count,95},</text:p>
        <text:p text:style-name="P1"><text:s text:c="4"/>{miss,38.93103448275862},</text:p>
        <text:p text:style-name="P1"><text:s text:c="4"/>{in,17.13684210526316},</text:p>
        <text:p text:style-name="P1"><text:s text:c="4"/>{all,27.554945054945055}},</text:p>
        <text:p text:style-name="P1"><text:s text:c="3"/>{0.95,</text:p>
        <text:p text:style-name="P1"><text:s text:c="4"/>{size,500},</text:p>
        <text:p text:style-name="P1"><text:s text:c="4"/>{real_count,475},</text:p>
        <text:p text:style-name="P1"><text:s text:c="4"/>{miss,378.3204301075269},</text:p>
        <text:p text:style-name="P1"><text:s text:c="4"/>{in,184.41052631578947},</text:p>
        <text:p text:style-name="P1"><text:s text:c="4"/>{all,280.33404255319147}},</text:p>
        <text:p text:style-name="P1"><text:s text:c="3"/>{0.95,</text:p>
        <text:p text:style-name="P1"><text:s text:c="4"/>{size,1000},</text:p>
        <text:p text:style-name="P1"><text:s text:c="4"/>{real_count,950},</text:p>
        <text:p text:style-name="P1"><text:s text:c="4"/>{miss,821.4226579520697},</text:p>
        <text:p text:style-name="P1"><text:s text:c="4"/>{in,397.07473684210527},</text:p>
        <text:p text:style-name="P1"><text:s text:c="4"/>{all,605.6140256959314}},</text:p>
        <text:p text:style-name="P1"><text:s text:c="3"/>{0.95,</text:p>
        <text:p text:style-name="P1"><text:s text:c="4"/>{size,5000},</text:p>
        <text:p text:style-name="P1"><text:s text:c="4"/>{real_count,4750},</text:p>
        <text:p text:style-name="P1"><text:s text:c="4"/>{miss,4633.877449969053},</text:p>
        <text:p text:style-name="P1"><text:s text:c="4"/>{in,2262.356631578947},</text:p>
        <text:p text:style-name="P1"><text:s text:c="4"/>{all,3460.1019068458895}},</text:p>
        <text:p text:style-name="P1"><text:s text:c="3"/>{0.95,</text:p>
        <text:p text:style-name="P1"><text:s text:c="4"/>{size,10000},</text:p>
        <text:p text:style-name="P1"><text:s text:c="4"/>{real_count,9500},</text:p>
        <text:p text:style-name="P1"><text:s text:c="4"/>{miss,9317.270670589429},</text:p>
        <text:p text:style-name="P1"><text:s text:c="4"/>{in,4614.767894736842},</text:p>
        <text:p text:style-name="P1"><text:s text:c="4"/>{all,7009.383272201271}}]],</text:p>
        <text:p text:style-name="P1"><text:s/>[int_quadric,</text:p>
        <text:p text:style-name="P1"><text:s text:c="2"/>[{0.95,</text:p>
        <text:p text:style-name="P1"><text:s text:c="4"/>{size,10},</text:p>
        <text:p text:style-name="P1"><text:s text:c="4"/>{real_count,9},</text:p>
        <text:p text:style-name="P1"><text:s text:c="4"/>{miss,4.909090909090909},</text:p>
        <text:p text:style-name="P1"><text:s text:c="4"/>{in,1.5555555555555556},</text:p>
        <text:p text:style-name="P1"><text:s text:c="4"/>{all,3.4}},</text:p>
        <text:p text:style-name="P1"><text:s text:c="3"/>{0.95,</text:p>
        <text:p text:style-name="P1"><text:s text:c="4"/>{size,100},</text:p>
        <text:p text:style-name="P1"><text:s text:c="4"/>{real_count,95},</text:p>
        <text:p text:style-name="P1"><text:s text:c="4"/>{miss,30.14423076923077},</text:p>
        <text:p text:style-name="P1"><text:s text:c="4"/>{in,5.168421052631579},</text:p>
        <text:p text:style-name="P1"><text:s text:c="4"/>{all,18.22110552763819}},</text:p>
        <text:p text:style-name="P1"><text:s text:c="3"/>{0.95,</text:p>
        <text:p text:style-name="P1"><text:s text:c="4"/>{size,500},</text:p>
        <text:p text:style-name="P1"><text:s text:c="4"/>{real_count,475},</text:p>
        <text:p text:style-name="P1"><text:s text:c="4"/>{miss,54.20616570327553},</text:p>
        <text:p text:style-name="P1"><text:s text:c="4"/>{in,20.088421052631578},</text:p>
        <text:p text:style-name="P1"><text:s text:c="4"/>{all,37.90241448692153}},</text:p>
        <text:p text:style-name="P1"><text:s text:c="3"/>{0.95,</text:p>
        <text:p text:style-name="P1"><text:s text:c="4"/>{size,1000},</text:p>
        <text:p text:style-name="P1"><text:s text:c="4"/>{real_count,950},</text:p>
        <text:p text:style-name="P1"><text:s text:c="4"/>{miss,88.95248152059133},</text:p>
        <text:p text:style-name="P1"><text:s text:c="4"/>{in,34.57473684210526},</text:p>
        <text:p text:style-name="P1"><text:s text:c="4"/>{all,61.7206114918292}},</text:p>
        <text:p text:style-name="P1"><text:s text:c="3"/>{0.95,</text:p>
        <text:p text:style-name="P1"><text:s text:c="4"/>{size,5000},</text:p>
        <text:p text:style-name="P1"><text:s text:c="4"/>{real_count,4750},</text:p>
        <text:p text:style-name="P1"><text:s text:c="4"/>{miss,433.5019870320017},</text:p>
        <text:p text:style-name="P1"><text:s text:c="4"/>{in,161.38736842105263},</text:p>
        <text:p text:style-name="P1"><text:s text:c="4"/>{all,297.88721015633195}},</text:p>
        <text:p text:style-name="P1"><text:s text:c="3"/>{0.95,</text:p>
        <text:p text:style-name="P1"><text:s text:c="4"/>{size,10000},</text:p>
        <text:p text:style-name="P1"><text:s text:c="4"/>{real_count,9500},</text:p>
        <text:p text:style-name="P1"><text:s text:c="4"/>{miss,580.1777591447437},</text:p>
        <text:p text:style-name="P1"><text:s text:c="4"/>{in,225.76463157894736},</text:p>
        <text:p text:style-name="P1"><text:s text:c="4"/>{all,403.35276508586736}}]]]</text:p>
        <text:p text:style-name="Preformatted_20_Text"/>
        <text:p text:style-name="Preformatted_20_Text"/>
      </text:section>
      <text:p text:style-name="Preformatted_20_Text"/>
      <text:p text:style-name="Preformatted_20_Text">При большом количестве элементов, количество шагов поиска в массиве с внешним разрешением коллизий увеличивается, что говорит о неоптимальной функции хеширования (сумма кодов символов). Элементы в списке распределяются неоптимально: много пустых списков, много списков с большим количеством элементов. Например:</text:p>
      <text:p text:style-name="P1">(bsn@delta)7&gt; R = bsn_measure:test_filled(100). <text:s text:c="2"/></text:p>
      <text:p text:style-name="P1">(bsn@delta)8&gt; io:format("~w",[bsn_ext:chains(R)]).</text:p>
      <text:p text:style-name="P1">[[&lt;&lt;49,50&gt;&gt;,&lt;&lt;50,49&gt;&gt;,&lt;&lt;51,48&gt;&gt;],[&lt;&lt;49,49&gt;&gt;,&lt;&lt;50,48&gt;&gt;],[&lt;&lt;49,48&gt;&gt;],[],[],[],[],[],[],[],[],[],[],[],[],[],[],[],[],[],[],[],[],[],[],[],[],[],[],[],[],[],[],[],[],[],[],[],[],[],[],[],[&lt;&lt;57&gt;&gt;],[&lt;&lt;56&gt;&gt;],[&lt;&lt;55&gt;&gt;],[&lt;&lt;54&gt;&gt;],[&lt;&lt;53&gt;&gt;],[&lt;&lt;52&gt;&gt;],[&lt;&lt;51&gt;&gt;],[&lt;&lt;50&gt;&gt;],[&lt;&lt;49&gt;&gt;],[&lt;&lt;48&gt;&gt;],[],[],[],[],[],[],[],[],[],[],[],[],[],[],[],[],[],[],[],[],[],[],[],[],[],[],[],[],[],[],[],[],[],[&lt;&lt;57,57&gt;&gt;],[&lt;&lt;56,57&gt;&gt;,&lt;&lt;57,56&gt;&gt;],[&lt;&lt;55,57&gt;&gt;,&lt;&lt;56,56&gt;&gt;,&lt;&lt;57,55&gt;&gt;],[&lt;&lt;54,57&gt;&gt;,&lt;&lt;55,56&gt;&gt;,&lt;&lt;56,55&gt;&gt;,&lt;&lt;57,54&gt;&gt;],[&lt;&lt;53,57&gt;&gt;,&lt;&lt;54,56&gt;&gt;,&lt;&lt;55,55&gt;&gt;,&lt;&lt;56,54&gt;&gt;,&lt;&lt;57,53&gt;&gt;],[&lt;&lt;52,57&gt;&gt;,&lt;&lt;53,56&gt;&gt;,&lt;&lt;54,55&gt;&gt;,&lt;&lt;55,54&gt;&gt;,&lt;&lt;56,53&gt;&gt;, &lt;&lt;57,52&gt;&gt;],[&lt;&lt;51,57&gt;&gt;,&lt;&lt;52,56&gt;&gt;,&lt;&lt;53,55&gt;&gt;,&lt;&lt;54,54&gt;&gt;,&lt;&lt;55,53&gt;&gt;,&lt;&lt;56,52&gt;&gt;,&lt;&lt;57,51&gt;&gt;],[&lt;&lt;50,57&gt;&gt;,&lt;&lt;51,56&gt;&gt;,&lt;&lt;52,55&gt;&gt;,&lt;&lt;53,54&gt;&gt;,&lt;&lt;54,53&gt;&gt;,&lt;&lt;55,52&gt;&gt;,&lt;&lt;56,51&gt;&gt;,&lt;&lt;57,50&gt;&gt;],[&lt;&lt;49,57&gt;&gt;,&lt;&lt;50,56&gt;&gt;,&lt;&lt;51,55&gt;&gt;,&lt;&lt;52,54&gt;&gt;,&lt;&lt;53,53&gt;&gt;,&lt;&lt;54,52&gt;&gt;,&lt;&lt;55,51&gt;&gt;,&lt;&lt;56,50&gt;&gt;,&lt;&lt;57,49&gt;&gt;],[&lt;&lt;49,56&gt;&gt;,&lt;&lt;50,55&gt;&gt;,&lt;&lt;51,54&gt;&gt;,&lt;&lt;52,53&gt;&gt;,&lt;&lt;53,52&gt;&gt;,&lt;&lt;54,51&gt;&gt;,&lt;&lt;55,50&gt;&gt;,&lt;&lt;56,49&gt;&gt;,&lt;&lt;57,48&gt;&gt;],[&lt;&lt;49,55&gt;&gt;,&lt;&lt;50,54&gt;&gt;,&lt;&lt;51,53&gt;&gt;,&lt;&lt;52,52&gt;&gt;,&lt;&lt;53,51&gt;&gt;,&lt;&lt;54,50&gt;&gt;,&lt;&lt;55,49&gt;&gt;,&lt;&lt;56,48&gt;&gt;],[&lt;&lt;49,54&gt;&gt;,&lt;&lt;50,53&gt;&gt;, &lt;&lt;51,52&gt;&gt;,&lt;&lt;52,51&gt;&gt;,&lt;&lt;53,50&gt;&gt;,&lt;&lt;54,49&gt;&gt;,&lt;&lt;55,48&gt;&gt;],[&lt;&lt;49,53&gt;&gt;,&lt;&lt;50,52&gt;&gt;,&lt;&lt;51,51&gt;&gt;,&lt;&lt;52,50&gt;&gt;,&lt;&lt;53,49&gt;&gt;, &lt;&lt;54,48&gt;&gt;],[&lt;&lt;49,52&gt;&gt;,&lt;&lt;50,51&gt;&gt;,&lt;&lt;51,50&gt;&gt;,&lt;&lt;52,49&gt;&gt;,&lt;&lt;53,48&gt;&gt;],[&lt;&lt;49,51&gt;&gt;,&lt;&lt;50,50&gt;&gt;,&lt;&lt;51,49&gt;&gt;,&lt;&lt;52,48&gt;&gt;]]</text:p>
      <text:p text:style-name="Preformatted_20_Text"/>
      <text:p text:style-name="Preformatted_20_Text">В массиве с квадратичным разрешением коллизий оптимальный размер массива 500 элементов (99% заполнения). После 500 процент заполнения уменьшается до 92% при 10000 элементах.</text:p>
      <text:p text:style-name="Preformatted_20_Text"/>
      <text:section text:style-name="Sect3" text:name="Section4">
        <text:p text:style-name="P1"><text:s/>[int_quadric,</text:p>
        <text:p text:style-name="P1"><text:s text:c="2"/>[{1,</text:p>
        <text:p text:style-name="P1"><text:s text:c="4"/>{size,10},</text:p>
        <text:p text:style-name="P1"><text:s text:c="4"/>{real_count,10},</text:p>
        <text:p text:style-name="P1"><text:s text:c="4"/>{miss,10.0},</text:p>
        <text:p text:style-name="P1"><text:s text:c="4"/>{in,1.5},</text:p>
        <text:p text:style-name="P1"><text:s text:c="4"/>{all,6.304347826086956}},</text:p>
        <text:p text:style-name="P1"><text:s text:c="3"/>{1,</text:p>
        <text:p text:style-name="P1"><text:s text:c="4"/>{size,100},</text:p>
        <text:p text:style-name="P1"><text:s text:c="4"/>{real_count,89},</text:p>
        <text:p text:style-name="P1"><text:s text:c="4"/>{miss,14.322222222222223},</text:p>
        <text:p text:style-name="P1"><text:s text:c="4"/>{in,4.842696629213483},</text:p>
        <text:p text:style-name="P1"><text:s text:c="4"/>{all,9.608938547486034}},</text:p>
        <text:p text:style-name="P1"><text:s text:c="3"/>{1,</text:p>
        <text:p text:style-name="P1"><text:s text:c="4"/>{size,500},</text:p>
        <text:p text:style-name="P1"><text:s text:c="4"/>{real_count,495},</text:p>
        <text:p text:style-name="P1"><text:s text:c="4"/>{miss,244.13384321223708},</text:p>
        <text:p text:style-name="P1"><text:s text:c="4"/>{in,24.11919191919192},</text:p>
        <text:p text:style-name="P1"><text:s text:c="4"/>{all,137.15225933202356}},</text:p>
        <text:p text:style-name="P1"><text:s text:c="3"/>{1,</text:p>
        <text:p text:style-name="P1"><text:s text:c="4"/>{size,1000},</text:p>
        <text:p text:style-name="P1"><text:s text:c="4"/>{real_count,988},</text:p>
        <text:p text:style-name="P1"><text:s text:c="4"/>{miss,348.52178121974833},</text:p>
        <text:p text:style-name="P1"><text:s text:c="4"/>{in,36.47165991902834},</text:p>
        <text:p text:style-name="P1"><text:s text:c="4"/>{all,195.9708065314201}},</text:p>
        <text:p text:style-name="P1"><text:s text:c="3"/>{1,</text:p>
        <text:p text:style-name="P1"><text:s text:c="4"/>{size,5000},</text:p>
        <text:p text:style-name="P1"><text:s text:c="4"/>{real_count,4919},</text:p>
        <text:p text:style-name="P1"><text:s text:c="4"/>{miss,730.7234669811321},</text:p>
        <text:p text:style-name="P1"><text:s text:c="4"/>{in,191.49562919292538},</text:p>
        <text:p text:style-name="P1"><text:s text:c="4"/>{all,465.66283601478966}},</text:p>
        <text:p text:style-name="P1"><text:s text:c="3"/>{1,</text:p>
        <text:p text:style-name="P1"><text:s text:c="4"/>{size,10000},</text:p>
        <text:p text:style-name="P1"><text:s text:c="4"/>{real_count,9131},</text:p>
        <text:p text:style-name="P1"><text:s text:c="4"/>{miss,792.0124653739612},</text:p>
        <text:p text:style-name="P1"><text:s text:c="4"/>{in,242.12473989705398},</text:p>
        <text:p text:style-name="P1"><text:s text:c="4"/>{all,540.4707178999048}}]]]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Zen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84cm" fo:margin-bottom="1.035cm" fo:margin-left="1.147cm" fo:margin-right="1.8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54" meta:word-count="231" meta:character-count="5157" meta:non-whitespace-character-count="4375"/>
    <dc:date>2011-12-03T14:12:22</dc:date>
    <meta:generator>LibreOffice/3.4$Unix LibreOffice_project/340m1$Build-402</meta:generator>
  </office:meta>
</office:document-meta>
</file>